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666666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svg:stroke-color="#666666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Ultrafine_20_2_20_Dots_20_3_20_Dashes" svg:stroke-width="0.01cm" svg:stroke-color="#666666" draw:marker-start-width="0.215cm" draw:marker-end-width="0.215cm" draw:textarea-horizontal-align="justify" draw:textarea-vertical-align="middle" draw:auto-grow-height="false" fo:padding-top="0.13cm" fo:padding-bottom="0.13cm" fo:padding-left="0.255cm" fo:padding-right="0.255cm"/>
    </style:style>
    <style:style style:name="gr7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f2f2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color="#666666" draw:fill="solid" draw:fill-color="#aecf00" draw:textarea-horizontal-align="left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3.75cm"/>
    </style:style>
    <style:style style:name="gr10" style:family="graphic" style:parent-style-name="standard">
      <style:graphic-properties svg:stroke-color="#666666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2_20_Dots_20_3_20_Dashes" svg:stroke-width="0.05cm" svg:stroke-color="#666666" draw:marker-start-width="0.275cm" draw:marker-end-width="0.275cm" draw:fill="solid" draw:fill-color="#ffffff" draw:textarea-horizontal-align="left" draw:textarea-vertical-align="middle" draw:auto-grow-height="false" fo:padding-top="0.15cm" fo:padding-bottom="0.15cm" fo:padding-left="0.275cm" fo:padding-right="0.275cm"/>
    </style:style>
    <style:style style:name="gr12" style:family="graphic" style:parent-style-name="objectwithoutfill">
      <style:graphic-properties draw:stroke="dash" draw:stroke-dash="Ultrafine_20_2_20_Dots_20_3_20_Dashes" svg:stroke-color="#666666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end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2.3cm" svg:height="1.3cm" svg:x="8.6cm" svg:y="6.6cm">
          <text:p text:style-name="P1">jQuer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test" draw:style-name="gr1" draw:text-style-name="P1" xml:id="id5" draw:id="id5" draw:layer="layout" svg:width="3.5cm" svg:height="1.3cm" svg:x="2cm" svg:y="6.6cm">
          <svg:title>Test</svg:title>
          <svg:desc>llolo</svg:desc>
          <text:p text:style-name="P1">undersco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3.5cm" svg:height="1.3cm" svg:x="4.5cm" svg:y="10.9cm">
          <text:p text:style-name="P1">backbon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3.4cm" svg:height="1.3cm" svg:x="21.9cm" svg:y="5cm">
          <text:p text:style-name="P1">bootstra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" draw:id="id1" draw:layer="layout" svg:width="4.2cm" svg:height="1.3cm" svg:x="21.5cm" svg:y="7.9cm">
          <text:p text:style-name="P1">bootstrap-r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23.6cm" svg:y1="7.9cm" svg:x2="23.6cm" svg:y2="6.3cm" draw:start-shape="id1" draw:start-glue-point="4" draw:end-shape="id2" draw:end-glue-point="6" svg:d="m23600 7900v-1600" svg:viewBox="0 0 1 1601">
          <text:p/>
        </draw:connector>
        <draw:connector draw:style-name="gr5" draw:text-style-name="P1" draw:layer="layout" draw:type="curve" svg:x1="6.25cm" svg:y1="10.9cm" svg:x2="9.75cm" svg:y2="7.9cm" draw:start-shape="id3" draw:start-glue-point="4" draw:end-shape="id4" draw:end-glue-point="6" svg:d="m6250 10900c0-2248 3500-749 3500-3000" svg:viewBox="0 0 3501 3001">
          <text:p/>
        </draw:connector>
        <draw:connector draw:style-name="gr5" draw:text-style-name="P1" draw:layer="layout" draw:type="curve" svg:x1="6.25cm" svg:y1="10.9cm" svg:x2="3.75cm" svg:y2="7.9cm" draw:start-shape="id3" draw:start-glue-point="4" draw:end-shape="id5" draw:end-glue-point="6" svg:d="m6250 10900c0-2248-2500-749-2500-3000" svg:viewBox="0 0 2501 3001">
          <text:p/>
        </draw:connector>
        <draw:custom-shape draw:style-name="gr1" draw:text-style-name="P1" draw:layer="layout" svg:width="3.5cm" svg:height="1.3cm" svg:x="9.2cm" svg:y="18.7cm">
          <text:p text:style-name="P1">account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6cm" svg:height="1.3cm" svg:x="23.8cm" svg:y="15cm">
          <text:p text:style-name="P1">json2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1" xml:id="id6" draw:id="id6" draw:layer="layout" svg:width="3.6cm" svg:height="1.3cm" svg:x="23.8cm" svg:y="17.2cm">
          <text:p text:style-name="P1">store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25.6cm" svg:y1="17.2cm" svg:x2="25.6cm" svg:y2="16.3cm" draw:start-shape="id6" draw:start-glue-point="4" draw:end-shape="id7" draw:end-glue-point="6" svg:d="m25600 17200v-900" svg:viewBox="0 0 1 901">
          <text:p/>
        </draw:connector>
        <draw:custom-shape draw:style-name="gr6" draw:text-style-name="P1" xml:id="id8" draw:id="id8" draw:layer="layout" svg:width="3.5cm" svg:height="1.3cm" svg:x="12cm" svg:y="10.8cm">
          <text:p text:style-name="P1">jQuery.u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3.75cm" svg:y1="10.8cm" svg:x2="9.75cm" svg:y2="7.9cm" draw:start-shape="id8" draw:start-glue-point="4" draw:end-shape="id4" draw:end-glue-point="6" svg:d="m13750 10800c0-2176-4000-727-4000-2900" svg:viewBox="0 0 4001 2901">
          <text:p/>
        </draw:connector>
        <draw:custom-shape draw:style-name="gr4" draw:text-style-name="P1" xml:id="id9" draw:id="id9" draw:layer="layout" svg:width="3.5cm" svg:height="1.3cm" svg:x="5.8cm" svg:y="13.7cm">
          <text:p text:style-name="P1">jQuery.sv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draw:line-skew="1.517cm" svg:x1="7.55cm" svg:y1="13.7cm" svg:x2="9.75cm" svg:y2="7.9cm" draw:start-shape="id9" draw:start-glue-point="4" draw:end-shape="id4" draw:end-glue-point="6" svg:d="m7550 13700c0-2091 2200 809 2200-5800" svg:viewBox="0 0 2201 5801">
          <text:p/>
        </draw:connector>
        <draw:custom-shape draw:style-name="gr1" draw:text-style-name="P1" draw:layer="layout" svg:width="3.5cm" svg:height="1.3cm" svg:x="1cm" svg:y="18.7cm">
          <text:p text:style-name="P1">jsm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3cm" svg:x="13.3cm" svg:y="18.7cm">
          <text:p text:style-name="P1">spin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1" xml:id="id10" draw:id="id10" draw:layer="layout" svg:width="4.9cm" svg:height="1.3cm" svg:x="12.5cm" svg:y="7.6cm">
          <text:p text:style-name="P1">jQuery.ui them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3.75cm" svg:y1="10.8cm" svg:x2="14.95cm" svg:y2="8.9cm" draw:start-shape="id8" draw:start-glue-point="4" draw:end-shape="id10" draw:end-glue-point="6" svg:d="m13750 10800c0-1408 1200-459 1200-1900" svg:viewBox="0 0 1201 1901">
          <text:p/>
        </draw:connector>
        <draw:custom-shape draw:style-name="gr3" draw:text-style-name="P2" draw:layer="layout" svg:width="3.5cm" svg:height="1.3cm" svg:x="5cm" svg:y="18.7cm">
          <text:p text:style-name="P1"><text:span text:style-name="T1">graphic js tre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1cm" svg:height="0.326cm" svg:x="1.3cm" svg:y="1.77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4" draw:layer="layout" svg:width="8.8cm" svg:height="4cm" svg:x="1cm" svg:y="1cm">
          <draw:text-box>
            <text:p><text:span text:style-name="T1">Légende :</text:span></text:p>
            <text:p><text:span text:style-name="T1"><text:s text:c="8"/></text:span><text:span text:style-name="T1">Lib sans dépendances</text:span></text:p>
            <text:p><text:span text:style-name="T1"><text:s text:c="8"/></text:span><text:span text:style-name="T1">Lib avec dépendances</text:span></text:p>
            <text:p><text:span text:style-name="T1"><text:s text:c="8"/></text:span><text:span text:style-name="T1">Lib avec des feuilles de style</text:span></text:p>
            <text:p><text:span text:style-name="T1"/></text:p>
          </draw:text-box>
        </draw:frame>
        <draw:custom-shape draw:style-name="gr10" draw:text-style-name="P1" draw:layer="layout" svg:width="1cm" svg:height="0.359cm" svg:x="1.3cm" svg:y="2.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1cm" svg:height="0.326cm" svg:x="1.3cm" svg:y="2.874cm"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11" draw:id="id11" draw:layer="layout" svg:width="5.4cm" svg:height="1.3cm" svg:x="7.5cm" svg:y="15.7cm">
          <text:p text:style-name="P1">jQuery.datatabl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svg:x1="10.2cm" svg:y1="15.7cm" svg:x2="9.75cm" svg:y2="7.9cm" draw:start-shape="id11" draw:start-glue-point="4" draw:end-shape="id4" draw:end-glue-point="6" svg:d="m10200 15700c0-5866-450-1967-450-7800" svg:viewBox="0 0 451 7801">
          <text:p/>
        </draw:connector>
        <draw:connector draw:style-name="gr12" draw:text-style-name="P1" draw:layer="layout" draw:type="curve" svg:x1="16.55cm" svg:y1="14.7cm" svg:x2="13.75cm" svg:y2="12.1cm" draw:start-shape="id12" draw:start-glue-point="4" draw:end-shape="id8" draw:end-glue-point="6" svg:d="m16550 14700c0-1963-2800-664-2800-2600" svg:viewBox="0 0 2801 2601">
          <text:p/>
        </draw:connector>
        <draw:custom-shape draw:style-name="gr4" draw:text-style-name="P1" xml:id="id12" draw:id="id12" draw:layer="layout" svg:width="6.3cm" svg:height="1.3cm" svg:x="13.4cm" svg:y="14.7cm">
          <text:p text:style-name="P1">jQuery.datatables (ui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curve" draw:line-skew="1.717cm" svg:x1="16.55cm" svg:y1="14.7cm" svg:x2="9.75cm" svg:y2="7.9cm" draw:start-shape="id12" draw:start-glue-point="4" draw:end-shape="id4" draw:end-glue-point="6" svg:d="m16550 14700c0-2541-6800 859-6800-6800" svg:viewBox="0 0 6801 6801">
          <text:p/>
        </draw:connector>
        <draw:custom-shape draw:style-name="gr1" draw:text-style-name="P1" draw:layer="layout" svg:width="3.5cm" svg:height="1.3cm" svg:x="17.4cm" svg:y="18.7cm">
          <text:p text:style-name="P1">dust.j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1T10:02:30.90</meta:creation-date>
    <dc:date>2013-06-18T18:01:26.75</dc:date>
    <meta:editing-duration>PT3H51M29S</meta:editing-duration>
    <meta:editing-cycles>19</meta:editing-cycles>
    <meta:generator>LibreOffice/4.0.3.3$Windows_x86 LibreOffice_project/0eaa50a932c8f2199a615e1eb30f7ac74279539</meta:generator>
    <meta:document-statistic meta:object-count="31"/>
  </office:meta>
</office:document-meta>
</file>